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5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0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11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2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  <style:text-properties officeooo:paragraph-rsid="00065e49"/>
    </style:style>
    <style:style style:name="P1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officeooo:paragraph-rsid="00065e49"/>
    </style:style>
    <style:style style:name="P15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7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8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9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 officeooo:rsid="0006290d"/>
    </style:style>
    <style:style style:name="P20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1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2" style:family="paragraph" style:parent-style-name="Standard">
      <style:paragraph-properties fo:margin-left="0cm" fo:margin-right="3.3cm" fo:text-align="end" style:justify-single-word="false" fo:orphans="0" fo:widows="0" fo:text-indent="0cm" style:auto-text-indent="false" style:writing-mode="lr-tb"/>
      <style:text-properties style:font-name="Times New Roman" officeooo:paragraph-rsid="0006290d"/>
    </style:style>
    <style:style style:name="P23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gradient" draw:fill-color="#ddebcf" draw:fill-gradient-name="Gradient_20_1"/>
      <style:paragraph-properties style:writing-mode="lr-tb"/>
    </style:style>
    <style:style style:name="P26" style:family="paragraph"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7" style:family="paragraph">
      <loext:graphic-properties draw:fill="gradient" draw:fill-color="#ffffff" draw:fill-gradient-name="Gradient_20_2"/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8" style:family="paragraph">
      <style:paragraph-properties style:writing-mode="lr-tb"/>
    </style:style>
    <style:style style:name="P29" style:family="paragraph">
      <loext:graphic-properties draw:fill="solid" draw:fill-color="#ffffff"/>
      <style:paragraph-properties style:writing-mode="lr-tb"/>
    </style:style>
    <style:style style:name="P30" style:family="paragraph"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P31" style:family="paragraph">
      <loext:graphic-properties draw:fill="solid" draw:fill-color="#ffffff"/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06290d" style:font-weight-asian="bold" style:font-weight-complex="bold"/>
    </style:style>
    <style:style style:name="T5" style:family="text">
      <style:text-properties style:font-name="Times New Roman" fo:font-weight="bold" officeooo:rsid="00158923" style:font-weight-asian="bold" style:font-weight-complex="bold"/>
    </style:style>
    <style:style style:name="T6" style:family="text">
      <style:text-properties style:font-name="Times New Roman" fo:font-weight="bold" officeooo:rsid="001615b9" style:font-weight-asian="bold" style:font-weight-complex="bold"/>
    </style:style>
    <style:style style:name="T7" style:family="text">
      <style:text-properties style:font-name="Times New Roman" style:font-weight-complex="bold"/>
    </style:style>
    <style:style style:name="T8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Times New Roman" fo:font-size="9pt" fo:language="en" fo:country="GB" style:font-size-asian="9pt" style:font-size-complex="9pt"/>
    </style:style>
    <style:style style:name="T10" style:family="text">
      <style:text-properties style:font-name="Times New Roman" fo:font-size="9pt" fo:language="en" fo:country="GB" officeooo:rsid="000a455c" style:font-size-asian="9pt" style:font-size-complex="9pt"/>
    </style:style>
    <style:style style:name="T11" style:family="text">
      <style:text-properties style:font-name="Times New Roman" officeooo:rsid="0006290d"/>
    </style:style>
    <style:style style:name="T12" style:family="text">
      <style:text-properties style:font-name="Times New Roman" fo:font-weight="normal" officeooo:rsid="0006290d" style:font-weight-asian="normal" style:font-weight-complex="normal"/>
    </style:style>
    <style:style style:name="T13" style:family="text">
      <style:text-properties style:font-name="Times New Roman" officeooo:rsid="001423ee"/>
    </style:style>
    <style:style style:name="T14" style:family="text">
      <style:text-properties fo:color="#008000" style:font-name="Times New Roman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000000" style:font-name="Times New Roman" fo:font-size="9pt" style:font-size-asian="9pt" style:font-size-complex="9pt"/>
    </style:style>
    <style:style style:name="T16" style:family="text">
      <style:text-properties fo:color="#000000" style:font-name="Times New Roman" fo:font-size="9pt" fo:language="en" fo:country="GB" style:font-size-asian="9pt" style:font-size-complex="9pt"/>
    </style:style>
    <style:style style:name="T17" style:family="text">
      <style:text-properties officeooo:rsid="0006290d"/>
    </style:style>
    <style:style style:name="T18" style:family="text">
      <style:text-properties fo:color="#008000" style:font-name="Arial1" fo:font-size="7pt" fo:language="fr" fo:country="FR" fo:font-weight="bold" style:font-name-asian="Times New Roman" style:font-size-asian="7pt" style:font-weight-asian="bold" style:font-name-complex="Arial1" style:font-size-complex="10pt" style:language-complex="ar" style:country-complex="SA"/>
    </style:style>
    <style:style style:name="T19" style:family="text">
      <style:text-properties fo:color="#008000" style:font-name="Arial1" fo:font-size="8pt" fo:language="fr" fo:country="FR" fo:font-weight="bold" style:font-name-asian="Times New Roman" style:font-size-asian="8pt" style:font-weight-asian="bold" style:font-name-complex="Arial1" style:font-size-complex="10pt" style:language-complex="ar" style:country-complex="SA"/>
    </style:style>
    <style:style style:name="T20" style:family="text">
      <style:text-properties fo:color="#008000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gr1" style:family="graphic">
      <style:graphic-properties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03cm" fo:min-width="2.928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gr4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03cm" fo:min-width="2.268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g text:anchor-type="char" draw:z-index="1" draw:style-name="gr2"><draw:custom-shape draw:style-name="gr3" draw:text-style-name="P25" svg:width="3.811cm" svg:height="0.763cm" draw:transform="rotate (-3.14159265358979) translate (5.71852777777778cm 1.00541666666667cm)"><text:p/><draw:enhanced-geometry svg:viewBox="0 0 21600 21600" draw:type="rectangle" draw:enhanced-path="M 0 0 L 21600 0 21600 21600 0 21600 0 0 Z N"/></draw:custom-shape><draw:custom-shape draw:style-name="gr4" draw:text-style-name="P27" svg:width="3.149cm" svg:height="0.763cm" svg:x="1.152cm" svg:y="-0.016cm"><text:p text:style-name="P26">ALOES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gr5" draw:text-style-name="P29" svg:width="6.351cm" svg:height="0.763cm" svg:x="0.385cm" svg:y="1cm"><draw:text-box><text:p text:style-name="P28"><text:span text:style-name="T18">Siège social : 4, place Édouard Branly - Metz</text:span></text:p></draw:text-box></draw:frame><draw:frame draw:style-name="gr5" draw:text-style-name="P31" svg:width="7.621cm" svg:height="1.525cm" svg:x="-0.123cm" svg:y="1.508cm"><draw:text-box><text:p text:style-name="P30"><text:span text:style-name="T19">Correspondance : GERANCE Metz Habitat Territoire</text:span></text:p><text:p text:style-name="P30"><text:span text:style-name="T19">10 rue du Chanoine Collin - 57012 METZ CEDEX</text:span></text:p><text:p text:style-name="P28"><text:span text:style-name="T20">Tél : 03 87 75 03 40 - Fax : 03 87 37 02 40</text:span></text:p></draw:text-box></draw:frame></draw:g></text:p>
      <text:p text:style-name="P5"/>
      <text:p text:style-name="P6"/>
      <text:p text:style-name="P15"><text:span text:style-name="T1">Fait à Metz, le </text:span><text:span text:style-name="T11"><text:text-input text:description="{{now}}"/></text:span><text:span text:style-name="T13"><text:text-input text:description="">{{ now|format_date }}</text:text-input></text:span></text:p>
      <text:p text:style-name="P6"/>
      <text:p text:style-name="P6"/>
      <text:p text:style-name="P6"/>
      <text:p text:style-name="P7"/>
      <text:p text:style-name="P7"/>
      <text:p text:style-name="P16"/>
      <text:p text:style-name="P17">ATTESTATION</text:p>
      <text:p text:style-name="P17"><text:s/>DE FIN DE BAIL LOCATIF</text:p>
      <text:p text:style-name="P16"/>
      <text:p text:style-name="P6"/>
      <text:p text:style-name="P6"/>
      <text:p text:style-name="P6"/>
      <text:p text:style-name="P6"/>
      <text:p text:style-name="P9">METZ HABITAT TERRITOIRE, Office Public de l’Habitat, agissant en qualité de gérant de l’Association A.L.O.E.S., atteste par la présente qu’à ce jour, </text:p>
      <text:p text:style-name="P12"><text:span text:style-name="T4"><text:text-input text:description="">{{gender}}</text:text-input></text:span><text:span text:style-name="T4"><text:s/></text:span><text:span text:style-name="T4"><text:text-input text:description="">{{tenant.first_name}}</text:text-input></text:span><text:span text:style-name="T4"><text:s/></text:span><text:span text:style-name="T4"><text:text-input text:description="">{{tenant.name}}</text:text-input></text:span><text:span text:style-name="T2">,</text:span></text:p>
      <text:p text:style-name="P13"><text:span text:style-name="T12"><text:text-input text:description="">{{born_accorded}}</text:text-input></text:span><text:span text:style-name="T12"><text:s/>le</text:span><text:span text:style-name="T1"> </text:span><text:span text:style-name="T5"><text:text-input text:description="">{{ tenant.birthday|format_date }}</text:text-input></text:span><text:span text:style-name="T1"><text:s/>à </text:span><text:span text:style-name="T4"><text:text-input text:description="">{{tenant.birthcity}}</text:text-input></text:span><text:span text:style-name="T1"><text:s/></text:span><text:span text:style-name="T3">(</text:span><text:span text:style-name="T4"><text:text-input text:description="">{{tenant.birthdepartement}}</text:text-input></text:span><text:span text:style-name="T3">) </text:span><text:span text:style-name="T6"><text:text-input text:description="">{{tenant.birthcountry}}</text:text-input></text:span><text:span text:style-name="T2">,</text:span></text:p>
      <text:p text:style-name="P14"><text:span text:style-name="T7">ne réside plus dans notre résidence Edouard Branly, 4 Place Edouard Branly 57070 Metz Technopôle depuis le</text:span><text:span text:style-name="T3"> </text:span><text:span text:style-name="T5"><text:text-input text:description="">{{ tenant.date_of_departure|format_date }}</text:text-input></text:span><text:span text:style-name="T1">. </text:span></text:p>
      <text:p text:style-name="P8"/>
      <text:p text:style-name="P20">En foi de quoi nous délivrons la présente attestation de résidence pour faire valoir </text:p>
      <text:p text:style-name="P20">ce que de droit.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9">A.L.O.E.S.</text:p>
      <text:p text:style-name="P18"/>
      <text:p text:style-name="P21"/>
      <text:p text:style-name="P18"/>
      <text:p text:style-name="P18"/>
      <text:p text:style-name="P22"><text:span text:style-name="T17"><text:text-input text:description="">{{user.first_name}}</text:text-input></text:span><text:span text:style-name="T17"><text:s/></text:span><text:span text:style-name="T17"><text:text-input text:description="">{{user.last_name}}</text:text-input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line text:anchor-type="char" draw:z-index="0" draw:style-name="gr1" draw:text-style-name="P24" svg:x1="1.378cm" svg:y1="0.019cm" svg:x2="17.253cm" svg:y2="0.019cm"><text:p/></draw:line></text:p>
      <text:p text:style-name="P4"><text:span text:style-name="T14">A.L.O.E.S. I &amp; II</text:span><text:span text:style-name="T8"> / Gérance Metz Habitat Territoire </text:span><text:span text:style-name="T15">Association pour le logement des élèves SUPELEC Metz </text:span></text:p>
      <text:p text:style-name="P4"><text:span text:style-name="T16">4, Place Edouard Branly 57070 Metz <text:s/></text:span><text:span text:style-name="T9">Tel : 03.87.74.36.37. FAX: 03.87.75.40.49. Mail : </text:span><text:span text:style-name="T10">aloes</text:span><text:span text:style-name="T9">@</text:span><text:span text:style-name="T10">centrale</text:span><text:span text:style-name="T9">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draw:gradient draw:name="Gradient_20_3" draw:display-name="Gradient 3" draw:style="axial" draw:start-color="#ddebcf" draw:end-color="#156b13" draw:start-intensity="100%" draw:end-intensity="100%" draw:angle="3150" draw:border="0%"/>
    <draw:gradient draw:name="Gradient_20_4" draw:display-name="Gradient 4" draw:style="axial" draw:start-color="#ffffff" draw:end-color="#ffffcc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199cm" fo:margin-bottom="0.25cm" fo:margin-left="1.199cm" fo:margin-right="1.501cm" style:writing-mode="lr-tb" style:layout-grid-color="#c0c0c0" style:layout-grid-lines="28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27T06:28:00</meta:creation-date>
    <dc:date>2019-06-20T18:17:06.658218530</dc:date>
    <meta:print-date>2014-03-05T15:26:00</meta:print-date>
    <meta:editing-cycles>30</meta:editing-cycles>
    <meta:editing-duration>PT36M46S</meta:editing-duration>
    <meta:generator>LibreOffice/6.2.2.2$Linux_X86_64 LibreOffice_project/20$Build-2</meta:generator>
    <meta:document-statistic meta:table-count="0" meta:image-count="0" meta:object-count="0" meta:page-count="1" meta:paragraph-count="13" meta:word-count="150" meta:character-count="943" meta:non-whitespace-character-count="831"/>
    <meta:user-defined meta:name="Company">RESAM-METZ</meta:user-defined>
    <meta:user-defined meta:name="Operator">USER</meta:user-defined>
  </office:meta>
</office:document-meta>
</file>